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Calibri" svg:font-family="Calibri" style:font-family-generic="roman" style:font-pitch="variable"/>
    <style:font-face style:name="Consolas" svg:font-family="Consolas"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Calibri1" svg:font-family="Calibri" style:font-family-generic="swiss"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OpenSymbol2" svg:font-family="OpenSymbol" style:font-family-generic="system" style:font-pitch="variable"/>
  </office:font-face-decls>
  <office:automatic-styles>
    <style:style style:name="P1" style:family="paragraph" style:parent-style-name="Footnote">
      <style:paragraph-properties fo:margin-top="0cm" fo:margin-bottom="0.203cm" loext:contextual-spacing="false" fo:text-align="start" style:justify-single-word="false" style:writing-mode="lr-tb"/>
    </style:style>
    <style:style style:name="P2" style:family="paragraph" style:parent-style-name="Heading_20_1" style:list-style-name="WWNum1" style:master-page-name="Standard">
      <style:paragraph-properties fo:margin-left="0cm" fo:margin-right="0cm" fo:margin-top="0.423cm" fo:margin-bottom="0.212cm" loext:contextual-spacing="false" fo:text-align="start" style:justify-single-word="false" fo:text-indent="0cm" style:auto-text-indent="false" style:page-number="auto" style:writing-mode="lr-tb"/>
    </style:style>
    <style:style style:name="P3" style:family="paragraph" style:parent-style-name="Heading_20_1" style:list-style-name="WWNum1">
      <style:paragraph-properties fo:margin-left="0cm" fo:margin-right="0cm" fo:text-align="start" style:justify-single-word="false" fo:text-indent="0cm" style:auto-text-indent="false" style:writing-mode="lr-tb"/>
    </style:style>
    <style:style style:name="P4" style:family="paragraph" style:parent-style-name="Heading_20_1" style:list-style-name="WWNum1">
      <style:paragraph-properties fo:margin-left="0cm" fo:margin-right="0cm" fo:text-align="start" style:justify-single-word="false" fo:text-indent="0cm" style:auto-text-indent="false" fo:break-before="page" style:writing-mode="lr-tb"/>
    </style:style>
    <style:style style:name="P5" style:family="paragraph" style:parent-style-name="Preformatted_20_Text">
      <style:paragraph-properties fo:margin-left="1.482cm" fo:margin-right="0cm" fo:text-align="start" style:justify-single-word="false" fo:text-indent="0cm" style:auto-text-indent="false" style:writing-mode="lr-tb"/>
    </style:style>
    <style:style style:name="P6" style:family="paragraph" style:parent-style-name="Preformatted_20_Text">
      <style:paragraph-properties fo:margin-left="0.741cm" fo:margin-right="0cm" fo:text-align="start" style:justify-single-word="false" fo:text-indent="0cm" style:auto-text-indent="false" style:writing-mode="lr-tb"/>
    </style:style>
    <style:style style:name="P7" style:family="paragraph" style:parent-style-name="Preformatted_20_Text">
      <style:paragraph-properties fo:margin-left="2.223cm" fo:margin-right="0cm" fo:text-align="start" style:justify-single-word="false" fo:text-indent="0cm" style:auto-text-indent="false" style:writing-mode="lr-tb"/>
    </style:style>
    <style:style style:name="P8" style:family="paragraph" style:parent-style-name="Preformatted_20_Text">
      <style:paragraph-properties fo:margin-left="0cm" fo:margin-right="0cm" fo:text-align="start" style:justify-single-word="false" fo:text-indent="0cm" style:auto-text-indent="false" style:writing-mode="lr-tb"/>
    </style:style>
    <style:style style:name="P9" style:family="paragraph" style:parent-style-name="Preformatted_20_Text">
      <style:paragraph-properties fo:margin-left="0cm" fo:margin-right="0cm" fo:margin-top="0.254cm" fo:margin-bottom="0.254cm" loext:contextual-spacing="false" fo:text-align="start" style:justify-single-word="false" fo:text-indent="0cm" style:auto-text-indent="false" style:writing-mode="lr-tb"/>
    </style:style>
    <style:style style:name="P10" style:family="paragraph" style:parent-style-name="Standard">
      <style:paragraph-properties fo:text-align="start" style:justify-single-word="false" style:writing-mode="lr-tb"/>
    </style:style>
    <style:style style:name="P11" style:family="paragraph" style:parent-style-name="Standard" style:list-style-name="WWNum2">
      <style:paragraph-properties fo:text-align="start" style:justify-single-word="false" style:writing-mode="lr-tb"/>
    </style:style>
    <style:style style:name="P12" style:family="paragraph" style:parent-style-name="Standard" style:list-style-name="WWNum3">
      <style:paragraph-properties fo:text-align="start" style:justify-single-word="false" style:writing-mode="lr-tb"/>
    </style:style>
    <style:style style:name="P13" style:family="paragraph" style:parent-style-name="Standard" style:list-style-name="WWNum4">
      <style:paragraph-properties fo:text-align="start" style:justify-single-word="false" style:writing-mode="lr-tb"/>
    </style:style>
    <style:style style:name="P14" style:family="paragraph" style:parent-style-name="Standard" style:list-style-name="WWNum5">
      <style:paragraph-properties fo:text-align="start" style:justify-single-word="false" style:writing-mode="lr-tb"/>
    </style:style>
    <style:style style:name="P15" style:family="paragraph" style:parent-style-name="Standard" style:list-style-name="WWNum6">
      <style:paragraph-properties fo:text-align="start" style:justify-single-word="false" style:writing-mode="lr-tb"/>
    </style:style>
    <style:style style:name="P16" style:family="paragraph" style:parent-style-name="Standard" style:list-style-name="WWNum7">
      <style:paragraph-properties fo:text-align="start" style:justify-single-word="false" style:writing-mode="lr-tb"/>
    </style:style>
    <style:style style:name="P17" style:family="paragraph" style:parent-style-name="Standard" style:list-style-name="WWNum8">
      <style:paragraph-properties fo:text-align="start" style:justify-single-word="false" style:writing-mode="lr-tb"/>
    </style:style>
    <style:style style:name="P18" style:family="paragraph" style:parent-style-name="Standard" style:list-style-name="WWNum9">
      <style:paragraph-properties fo:text-align="start" style:justify-single-word="false" style:writing-mode="lr-tb"/>
    </style:style>
    <style:style style:name="P19" style:family="paragraph" style:parent-style-name="Standard">
      <style:paragraph-properties fo:text-align="start" style:justify-single-word="false" style:writing-mode="lr-tb"/>
      <style:text-properties style:font-name="Calibri" fo:font-size="10pt" style:font-size-asian="10pt"/>
    </style:style>
    <style:style style:name="P20" style:family="paragraph" style:parent-style-name="Standard">
      <style:paragraph-properties fo:margin-left="1.482cm" fo:margin-right="0cm" fo:text-align="start" style:justify-single-word="false" fo:text-indent="0cm" style:auto-text-indent="false" style:writing-mode="lr-tb"/>
    </style:style>
    <style:style style:name="P21" style:family="paragraph" style:parent-style-name="Standard">
      <style:paragraph-properties fo:margin-left="1.482cm" fo:margin-right="0cm" fo:text-align="start" style:justify-single-word="false" fo:text-indent="0cm" style:auto-text-indent="false" fo:break-before="page" style:writing-mode="lr-tb"/>
    </style:style>
    <style:style style:name="P22" style:family="paragraph" style:parent-style-name="Standard">
      <style:paragraph-properties fo:margin-left="0cm" fo:margin-right="0cm" fo:text-align="start" style:justify-single-word="false" fo:text-indent="0cm" style:auto-text-indent="false" style:writing-mode="lr-tb"/>
    </style:style>
    <style:style style:name="T1" style:family="text">
      <style:text-properties fo:font-size="10pt" style:font-size-asian="10pt"/>
    </style:style>
    <style:style style:name="T2" style:family="text">
      <style:text-properties style:text-position="super 58%"/>
    </style:style>
    <style:style style:name="T3" style:family="text">
      <style:text-properties fo:font-style="italic" style:font-style-asian="italic" style:font-style-complex="italic"/>
    </style:style>
    <style:style style:name="T4" style:family="text">
      <style:text-properties style:font-name="Consolas"/>
    </style:style>
    <style:style style:name="T5" style:family="text">
      <style:text-properties fo:font-size="9pt" style:font-name-asian="Courier New" style:font-size-asian="9pt" style:font-name-complex="Liberation Mono1" style:font-size-complex="10pt"/>
    </style:style>
    <style:style style:name="T6" style:family="text">
      <style:text-properties officeooo:rsid="000a0ea3"/>
    </style:style>
    <style:style style:name="T7" style:family="text">
      <style:text-properties style:use-window-font-color="true" style:font-name="Calibri" fo:font-size="10pt" fo:language="en" fo:country="US" officeooo:rsid="000a0ea3" style:letter-kerning="true" style:font-name-asian="Liberation Sans1" style:font-size-asian="10pt" style:language-asian="zh" style:country-asian="CN" style:font-name-complex="Liberation Sans1" style:font-size-complex="12pt" style:language-complex="hi" style:country-complex="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478721021" text:style-name="WWNum1">
        <text:list-item>
          <text:h text:style-name="P2" text:outline-level="1">FUNCTIONAL PROGRAMMING</text:h>
        </text:list-item>
        <text:list-item>
          <text:h text:style-name="P3" text:outline-level="1">2019-2020 SPRING FINAL TAKE-HOME EXAM</text:h>
        </text:list-item>
      </text:list>
      <text:p text:style-name="P10"/>
      <text:p text:style-name="P10">This take-home exam consists of three parts. The solutions and reports will be submitted to Ninova. The submission deadline will be announced later based on the final exam schedule <text:span text:style-name="T7">to be announced by </text:span><text:span text:style-name="T1">the university.</text:span></text:p>
      <text:p text:style-name="P10"><text:span text:style-name="T1">You are expected to submit the following files:</text:span></text:p>
      <text:p text:style-name="P10"><text:bookmark-start text:name="__DdeLink__660_1624794338"/><text:span text:style-name="T1">- A Haskell source code file for Part 1</text:span><text:bookmark-end text:name="__DdeLink__660_1624794338"/><text:span text:style-name="T1">.</text:span></text:p>
      <text:p text:style-name="P10"><text:span text:style-name="T1">- A Haskell source code file for Part 2.</text:span></text:p>
      <text:p text:style-name="P10"><text:span text:style-name="T1">- A Haskell source code file for Part 3.</text:span></text:p>
      <text:p text:style-name="P10"><text:span text:style-name="T1">- A report file (if necessary).</text:span></text:p>
      <text:p text:style-name="P19"/>
      <text:p text:style-name="P10"><text:span text:style-name="T1">The grading weights for the individual parts are 25% for part 1, 35% for part 2, and 40% for part 3. Grading will be based on both the submitted code and the report about the code. You have to explain every part of your code in detail. You can write your explanations as inline comments in your code file, or as part of the report file. For each part, you will get a code grade between 0 and 100, and a report grade between 0 and 1. The report grade will be a factor which will be multiplied with your code grade to determine the final grade for that part. For example, a code that passes every test but has no report will get 0.</text:span></text:p>
      <text:p text:style-name="P10"><text:span text:style-name="T1">You are not allowed to use any technique that was not covered in the course. You can use standard library functions that were not covered but you will first need to explain the function in general and then explain your usage in your code. You are allowed to add helper functions for implementing the requested functions.</text:span></text:p>
      <text:list xml:id="list193144626815359" text:continue-numbering="true" text:style-name="WWNum1">
        <text:list-item>
          <text:h text:style-name="P4" text:outline-level="1">Part 1: Counting Sundays</text:h>
        </text:list-item>
      </text:list>
      <text:p text:style-name="P10">Given that 1 Jan 1900 was a Monday, how many Sundays fell on the first of the month during the 20<text:span text:style-name="T2">th</text:span> century<text:line-break/>(1 Jan 1901 to 31 Dec 2000)?<text:note text:id="ftn1" text:note-class="footnote"><text:note-citation>1</text:note-citation><text:note-body><text:p text:style-name="P1">This exercise is taken from the Project Euler site: <text:a xlink:type="simple" xlink:href="https://projecteuler.net/problem=19" text:style-name="Internet_20_link" text:visited-style-name="Visited_20_Internet_20_Link">https://projecteuler.net/problem=19</text:a></text:p></text:note-body></text:note></text:p>
      <text:p text:style-name="P10">Two solutions will be considered for this problem. The solutions (along with their JavaScript implementations) are explained on the following page:</text:p>
      <text:p text:style-name="P10"><text:a xlink:type="simple" xlink:href="https://www.xarg.org/puzzle/project-euler/problem-19/" text:style-name="Internet_20_link" text:visited-style-name="Visited_20_Internet_20_Link">https://www.xarg.org/puzzle/project-euler/problem-19/</text:a></text:p>
      <text:p text:style-name="P10">Python implementations for these solutions can be found under the class files section.</text:p>
      <text:list xml:id="list3774487517" text:style-name="WWNum2">
        <text:list-item>
          <text:p text:style-name="P11">Write a function "dayOfWeek" that, given a year, a month and a day, returns which day of the week the date is. Use Zeller's congruence. Note that Haskell's type system requires explicit type conversions as in:</text:p>
        </text:list-item>
      </text:list>
      <text:p text:style-name="P5">t1 = floor (fromIntegral (13 * (m' + 1)) / 5.0)</text:p>
      <text:list xml:id="list193144849121553" text:continue-numbering="true" text:style-name="WWNum2">
        <text:list-item>
          <text:p text:style-name="P11">Fill in the Haskell code below to calculate the result.</text:p>
        </text:list-item>
      </text:list>
      <text:p text:style-name="P5">sundays1 :: Integer -&gt; Integer -&gt; Integer<text:line-break/>sundays1 start end = sundays' ? ?<text:line-break/> <text:s/>where<text:line-break/> <text:s text:c="3"/>sundays' :: Integer -&gt; Integer -&gt; Integer<text:line-break/> <text:s text:c="3"/>sundays' y m<text:line-break/> <text:s text:c="5"/>| y &gt; end <text:s text:c="2"/>= ?<text:line-break/> <text:s text:c="5"/>| otherwise = if dayOfWeek y m 1 == 1 then rest + 1 else rest<text:line-break/> <text:s text:c="5"/>where<text:line-break/> <text:s text:c="7"/>nextY = ?<text:line-break/> <text:s text:c="7"/>nextM = ?<text:line-break/> <text:s text:c="7"/>rest = ?</text:p>
      <text:list xml:id="list756295529" text:style-name="WWNum3">
        <text:list-item>
          <text:p text:style-name="P12">What does the helper function (sundays') calculate?</text:p>
        </text:list-item>
        <text:list-item>
          <text:p text:style-name="P12">What if you don't define a "rest" and use its expression where it's needed?</text:p>
        </text:list-item>
      </text:list>
      <text:list xml:id="list193144566525158" text:continue-list="list193144849121553" text:style-name="WWNum2">
        <text:list-item>
          <text:p text:style-name="P11">Write a tail recursive function of "sundays1".</text:p>
        </text:list-item>
        <text:list-item>
          <text:p text:style-name="P11">Write the "leap" and "daysInMonth" functions as given in the Python source. Using these, implement "sundays2".</text:p>
        </text:list-item>
        <text:list-item>
          <text:p text:style-name="P11">(math question) Is the number of weeks in 400 years an integer value? In other words, is the number of days in 400 years a multiple of 7? If so, what is the possibility that a certain day of a month (such as 1 Jan, or your birthday) is a Sunday (or some other day)? Are all days equally possible?</text:p>
        </text:list-item>
      </text:list>
      <text:p text:style-name="P10"/>
      <text:list xml:id="list193143024634405" text:continue-list="list193144626815359" text:style-name="WWNum1">
        <text:list-item>
          <text:h text:style-name="P4" text:outline-level="1">Part 2: Custom Solitaire</text:h>
        </text:list-item>
      </text:list>
      <text:p text:style-name="P10">This problem involves a solitaire card game invented just for this exercise.<text:note text:id="ftn2" text:note-class="footnote"><text:note-citation>2</text:note-citation><text:note-body><text:p text:style-name="P1">This exercise is adapted from an online course by Prof. Dan Grossman.</text:p></text:note-body></text:note> You will write a program that tracks the progress of a game. </text:p>
      <text:p text:style-name="P10">A game is played with a <text:span text:style-name="T3">card-list</text:span> and a <text:span text:style-name="T3">goal</text:span>. The player has a list of <text:span text:style-name="T3">held-cards</text:span>, initially empty. The player makes a move by either <text:span text:style-name="T3">drawing</text:span>, which means removing the first card in the card-list from the card-list and adding it to the held-cards, or <text:span text:style-name="T3">discarding</text:span>, which means choosing one of the held-cards to remove. The game ends either when the player chooses to make no more moves or when the sum of the values of the held-cards is greater than the goal.</text:p>
      <text:p text:style-name="P10">The objective is to end the game with a low score (0 is best). Scoring works as follows: Let <text:span text:style-name="T3">sum</text:span> be the sum of the values of the held-cards. If <text:span text:style-name="T3">sum</text:span> is greater than <text:span text:style-name="T3">goal</text:span>, the <text:span text:style-name="T3">preliminary score</text:span> is three times <text:span text:style-name="T3">sum − goal</text:span>, else the preliminary score is <text:span text:style-name="T3">goal − sum</text:span>. The score is the preliminary score unless all the held-cards are the same color, in which case the score is the preliminary score divided by 2 (and rounded down as usual with integer division).</text:p>
      <text:p text:style-name="P10">The types are defined as follows (you will probably want to derive from <text:span text:style-name="T4">Eq</text:span> and <text:span text:style-name="T4">Show</text:span>):</text:p>
      <text:p text:style-name="P6">data Color = Red | Black<text:line-break/><text:line-break/>data Suit = Clubs | Diamonds | Hearts | Spades<text:line-break/><text:line-break/>data Rank = Num Int | Jack | Queen | King | Ace<text:line-break/><text:line-break/>data Card = Card { suit :: Suit, rank :: Rank }<text:line-break/><text:line-break/>data Move = Draw | Discard Card<text:line-break/></text:p>
      <text:list xml:id="list1409036498" text:style-name="WWNum4">
        <text:list-item>
          <text:p text:style-name="P13">Write a function <text:span text:style-name="T4">cardColor</text:span>, which takes a card and returns its color (spades and clubs are black, diamonds and hearts are red).</text:p>
        </text:list-item>
        <text:list-item>
          <text:p text:style-name="P13">Write a function <text:span text:style-name="T4">cardValue</text:span>, which takes a card and returns its value (numbered cards have their number as the value, aces are 11, everything else is 10).</text:p>
        </text:list-item>
        <text:list-item>
          <text:p text:style-name="P13">Write a function <text:span text:style-name="T4">removeCard</text:span>, which takes a list of cards <text:span text:style-name="T4">cs</text:span>, and a card <text:span text:style-name="T3">c</text:span>. It returns a list that has all the elements of <text:span text:style-name="T4">cs</text:span> except <text:span text:style-name="T4">c</text:span>. If <text:span text:style-name="T4">c</text:span> is in the list more than once, remove only the first one. If <text:span text:style-name="T4">c</text:span> is not in the list, raise an error.</text:p>
        </text:list-item>
        <text:list-item>
          <text:p text:style-name="P13">Write a function <text:span text:style-name="T4">allSameColor</text:span>, which takes a list of cards and returns <text:span text:style-name="T4">True</text:span> if all the cards in the list are the same color and <text:span text:style-name="T4">False</text:span> otherwise.</text:p>
        </text:list-item>
        <text:list-item>
          <text:p text:style-name="P13">Write a function <text:span text:style-name="T4">sumCards</text:span>, which takes a list of cards and returns the sum of their values. <text:span text:style-name="T3">Use a locally defined helper function that is tail recursive.</text:span></text:p>
        </text:list-item>
        <text:list-item>
          <text:p text:style-name="P13">Write a function <text:span text:style-name="T4">score</text:span>, which takes a card list (the held-cards) and an int (the goal) and computes the score as described above.</text:p>
        </text:list-item>
        <text:list-item>
          <text:p text:style-name="P13">Define a type for representing the state of the game. (What items make up the state of the game?)</text:p>
        </text:list-item>
        <text:list-item>
          <text:p text:style-name="P13">Write a function <text:span text:style-name="T4">runGame</text:span> that takes a <text:span text:style-name="T3">card list</text:span> (the card-list) a <text:span text:style-name="T3">move list</text:span> (what the player “does” at each point), and an <text:span text:style-name="T3">int</text:span> (the goal) and returns the score at the end of the game after processing (some or all of) the moves in the move list in order. Use a locally defined recursive helper function that takes the current state of the game as a parameter. As described above:</text:p>
        </text:list-item>
      </text:list>
      <text:list xml:id="list3123839857" text:style-name="WWNum5">
        <text:list-item>
          <text:list>
            <text:list-item>
              <text:p text:style-name="P14">The game starts with the held-cards being the empty list.</text:p>
            </text:list-item>
            <text:list-item>
              <text:p text:style-name="P14">The game ends if there are no more moves. (The player chose to stop since the <text:span text:style-name="T3">move list</text:span> is empty.)</text:p>
            </text:list-item>
            <text:list-item>
              <text:p text:style-name="P14">If the player discards some card <text:span text:style-name="T4">c</text:span>, play continues (i.e., make a recursive call) with the held-cards not having <text:span text:style-name="T4">c</text:span> and the card-list unchanged. If <text:span text:style-name="T4">c</text:span> is not in the held-cards, raise an error.</text:p>
            </text:list-item>
            <text:list-item>
              <text:p text:style-name="P14">If the player draws and the card-list is empty, the game is over. Else if drawing causes the sum of the held-cards to exceed the goal, the game is over. Else play continues with a larger held-cards and a smaller card-list.</text:p>
            </text:list-item>
          </text:list>
        </text:list-item>
      </text:list>
      <text:p text:style-name="P10"/>
      <text:p text:style-name="P10"><text:soft-page-break/>In the second part, arrange the code to get the cards, the moves and the goal from the user.</text:p>
      <text:list xml:id="list278458900" text:style-name="WWNum6">
        <text:list-item>
          <text:p text:style-name="P15">Write a function <text:span text:style-name="T4">convertSuit</text:span> that takes a character c and returns the corresponding suit that starts with that letter. For example, if <text:span text:style-name="T4">c</text:span> is <text:span text:style-name="T4">‘d’</text:span> or <text:span text:style-name="T4">‘D’</text:span>, it should return <text:span text:style-name="T4">Diamonds</text:span>. If the suit is unknown, raise an error.</text:p>
        </text:list-item>
        <text:list-item>
          <text:p text:style-name="P15">Write a function <text:span text:style-name="T4">convertRank</text:span> that takes a character c and returns the corresponding rank. For face cards, use the first letter, for “Ace” use ‘1’ and for 10 use ‘t’ (or ‘T’). You can use the <text:span text:style-name="T4">isDigit</text:span> and <text:span text:style-name="T4">digitToInt</text:span> functions from the <text:span text:style-name="T3">Data.Char</text:span> module. If the rank is unknown, raise an error.</text:p>
        </text:list-item>
        <text:list-item>
          <text:p text:style-name="P15">Write a function <text:span text:style-name="T4">convertCard</text:span> that takes a suit name (char) and a rank name (char), and returns a card.</text:p>
        </text:list-item>
        <text:list-item>
          <text:p text:style-name="P15">Write a function <text:span text:style-name="T4">readCards</text:span> that will read (and return) a list of cards from the user. On each line, the user will type a card as two letters (such as “hq” for “Queen of Hearts” or “s2” for “Two of Spades”). The user will end the sequence by typing a single dot.</text:p>
        </text:list-item>
        <text:list-item>
          <text:p text:style-name="P15">Write a function convertMove that takes a move name (char), a suit name (char), and a rank name (char) and returns a move. If the move name is <text:span text:style-name="T4">‘d’</text:span> or <text:span text:style-name="T4">‘D’</text:span> it should return <text:span text:style-name="T4">Draw</text:span> and ignore the other parameters. If the move is <text:span text:style-name="T4">‘r’</text:span> or <text:span text:style-name="T4">‘R’</text:span>, it should return <text:span text:style-name="T4">Discard c</text:span> where <text:span text:style-name="T4">c</text:span> is the card created from the suit name and the rank name.</text:p>
        </text:list-item>
        <text:list-item>
          <text:p text:style-name="P15">Write a function <text:span text:style-name="T4">readMoves</text:span> that will read (and return) a list of moves from the user. On each line, the user will type a move as one or three letters (such as “d” for “Draw” or “rhq” for “Discard Queen of Hearts”). The user will end the sequence by typing a single dot.</text:p>
        </text:list-item>
        <text:list-item>
          <text:p text:style-name="P15">Bring all of it together so that the following <text:span text:style-name="T4">main</text:span> function will work:</text:p>
        </text:list-item>
      </text:list>
      <text:p text:style-name="P5">main = do putStrLn "Enter cards:"<text:line-break/> cards &lt;- readCards<text:line-break/> -- putStrLn (show cards)<text:line-break/><text:line-break/> putStrLn "Enter moves:"<text:line-break/> moves &lt;- readMoves<text:line-break/> -- putStrLn (show moves)<text:line-break/><text:line-break/> putStrLn "Enter goal:"<text:line-break/> line &lt;- getLine<text:line-break/><text:line-break/> let goal = read line :: Int<text:line-break/><text:line-break/> let score = runGame cards moves goal<text:line-break/> putStrLn ("Score: " ++ show score)</text:p>
      <text:p text:style-name="P20"/>
      <text:p text:style-name="P21">A sample run of the program should look as follows:</text:p>
      <text:p text:style-name="P7">Enter cards:<text:line-break/>c1<text:line-break/>s1<text:line-break/>c1<text:line-break/>s1<text:line-break/>.<text:line-break/>Enter moves:<text:line-break/>d<text:line-break/>d<text:line-break/>d<text:line-break/>d<text:line-break/>d<text:line-break/>.<text:line-break/>Enter goal:<text:line-break/>42<text:line-break/>Score: 3</text:p>
      <text:p text:style-name="P20">A sample run with an error:</text:p>
      <text:p text:style-name="P7">Enter cards:<text:line-break/>cj<text:line-break/>s8<text:line-break/>.<text:line-break/>Enter moves:<text:line-break/>d<text:line-break/>rhj<text:line-break/>.<text:line-break/>Enter goal:<text:line-break/>42<text:line-break/>bonus2: card not in list</text:p>
      <text:p text:style-name="P20">Name your module <text:span text:style-name="T3">Main.hs</text:span> and make sure that the following command creates an executable:</text:p>
      <text:p text:style-name="P7">ghc Main.hs -o <text:span text:style-name="T5">part</text:span>2</text:p>
      <text:p text:style-name="P20"/>
      <text:list xml:id="list193144001266882" text:continue-list="list193143024634405" text:style-name="WWNum1">
        <text:list-item>
          <text:h text:style-name="P4" text:outline-level="1">Part 3: Anagrams</text:h>
        </text:list-item>
      </text:list>
      <text:p text:style-name="P10">In this assignment, you will solve the combinatorial problem of finding all the anagrams of a sentence.<text:note text:id="ftn3" text:note-class="footnote"><text:note-citation>3</text:note-citation><text:note-body><text:p text:style-name="P1">This exercise and is text is taken from an online course by Prof. Martin Odersky with some minor changes.</text:p></text:note-body></text:note></text:p>
      <text:p text:style-name="P10">An anagram of a word is a rearrangement of its letters such that a word with a different meaning is formed. For example, if we rearrange the letters of the word “Elvis” we can obtain the word “lives”, which is one of its anagrams. In a similar way, an anagram of a sentence is a rearrangement of all the characters in the sentence such that a new sentence is formed. The new sentence consists of meaningful words, the number of which may or may not be the same as the number of words in the original sentence. For example, tan anagram of the sentence “I love you” is <text:s/>“You olive”. In this exercise, we will consider permutations of words to be anagrams of the sentence. In the above example, “You I love” is considered to be a separate anagram. When producing anagrams we will ignore the character casing and the punctuation symbols.</text:p>
      <text:p text:style-name="P10">Your goal is to implement a program which takes a sentence and lists all its anagrams of that sentence. You will be given a dictionary that contains all meaningful words.</text:p>
      <text:p text:style-name="P10">The general idea is to examine the list of characters. To find the anagrams of a word, we will find all the words from the dictionary which have the same character list. To finding anagrams of a sentence, we will extract subsets of characters to see if we can form meaningful words. For the remaining characters we will solve the problem recursively and then combine the meaningful words we have found.</text:p>
      <text:p text:style-name="P10">For example, consider the sentence “You olive”. The list of characters in this sentence is “eiloouvy”. We start by selecting some subset of the characters, say “i”. We are left with the characters “eloouvy”. Checking the dictionary we see that “i” corresponds to the word “I”, so we’ve found one meaningful word. We now solve the problem recursively for the rest of the characters “eloouvy”. This will give us a list of solutions: [[“love”, “you”], [“you, “love”]]. We then combine “I” with that list to obtain the sentences “I love you” and “I you love”, which are both valid anagrams.</text:p>
      <text:p text:style-name="P10">The types are as follows:</text:p>
      <text:list xml:id="list2670394315" text:style-name="WWNum7">
        <text:list-item>
          <text:p text:style-name="P16">A “word” is a string that contains lowercase and uppercase characters, but no whitespace, punctuation or other special characters.</text:p>
        </text:list-item>
        <text:list-item>
          <text:p text:style-name="P16">A “sentence” is a list of words.</text:p>
        </text:list-item>
        <text:list-item>
          <text:p text:style-name="P16">A “character count” is a mapping from characters to integer numbers. It can be represented using a list of <text:span text:style-name="T4">(Char,Int)</text:span> pairs, or the <text:span text:style-name="T4">Map</text:span> type in <text:span text:style-name="T4">Data.Map</text:span>. Examine especially the <text:span text:style-name="T4">fromList</text:span> and <text:span text:style-name="T4">fromListWith</text:span> functions. Whether the order of the entries in the mapping is significant or not is up to your design.</text:p>
        </text:list-item>
      </text:list>
      <text:p text:style-name="P10">The steps of the assignment are outlined below:</text:p>
      <text:list xml:id="list1759624701" text:style-name="WWNum8">
        <text:list-item>
          <text:p text:style-name="P17">Write a function <text:span text:style-name="T4">wordCharCounts</text:span> that takes a word and returns its character counts. For example, if the word is “mississippi” the result should report that there are 1 of ‘m’, 4 of ‘i’, 4 of ‘s’, and 2 of ‘p’. Try to express this function as some combination of higher-order list functions like <text:span text:style-name="T4">map</text:span> and <text:span text:style-name="T4">filter</text:span>. <text:span text:style-name="T3">Hint</text:span>: You can use prelude functions like <text:span text:style-name="T4">toLower</text:span> or <text:span text:style-name="T4">nub</text:span>.</text:p>
        </text:list-item>
        <text:list-item>
          <text:p text:style-name="P17">Write a function <text:span text:style-name="T4">sentenceCharCounts</text:span> that takes a list and returns its character counts. Try to express it as a composition of functions.</text:p>
        </text:list-item>
        <text:list-item>
          <text:p text:style-name="P17">Write a function <text:span text:style-name="T4">dictCharCounts</text:span> that takes a list of dictionary words and returns a mapping from words to their character counts. <text:s/>For example, if the dictionary contains the words “eat”, “all”, and “tea”, this should report that the word “eat” has 1 of ‘e’, 1 of ‘a’, 1 of ‘t’; the word “all” contains 1 of ‘a’, 2 of ‘l’; the word “tea” contains 1 of ‘t’, 1 of ‘e’, 1 of ‘a’.</text:p>
        </text:list-item>
        <text:list-item>
          <text:p text:style-name="P17">Write a function <text:span text:style-name="T4">dictWordsByCharCounts</text:span> which takes in the result of the previous function and returns a map of words which have the same character counts. For the example above the result should map the character counts 1 of ‘a’, 2 of ‘l’ to the word list [“all”], and the character counts 1 of ‘a’, 1 of ‘e’, 1 of ‘t’ to the word list [“tea”, “eat”].</text:p>
        </text:list-item>
        <text:list-item>
          <text:p text:style-name="P17">Write a function <text:span text:style-name="T4">wordAnagrams</text:span> which takes a word and the result of the previous function and returns a list of anagrams for the given word. <text:s/>For example, if the parameters are <text:span text:style-name="T4">"ate"</text:span> and the result given above, it should return the words “tea” and “eat”.</text:p>
        </text:list-item>
        <text:list-item>
          <text:p text:style-name="P17"><text:soft-page-break/>Write a function <text:span text:style-name="T4">charCountsSubsets</text:span> that takes character counts and returns all possible subsets of these counts. <text:s/>For example, the character counts of the word “all” is 1 of ‘a’, 2 of ‘l’, and the subsets of the character counts should be (listed in no specific order):</text:p>
        </text:list-item>
      </text:list>
      <text:list xml:id="list949100778" text:style-name="WWNum9">
        <text:list-item>
          <text:list>
            <text:list-item>
              <text:p text:style-name="P18">empty</text:p>
            </text:list-item>
            <text:list-item>
              <text:p text:style-name="P18">1 of ‘a’</text:p>
            </text:list-item>
            <text:list-item>
              <text:p text:style-name="P18">2 of ‘l’</text:p>
            </text:list-item>
            <text:list-item>
              <text:p text:style-name="P18">1 of ‘l’</text:p>
            </text:list-item>
            <text:list-item>
              <text:p text:style-name="P18">1 of ‘a’, 1 of ‘l’</text:p>
            </text:list-item>
            <text:list-item>
              <text:p text:style-name="P18">1 of ‘a’, 2 of ‘l’</text:p>
            </text:list-item>
          </text:list>
        </text:list-item>
      </text:list>
      <text:list xml:id="list193144701581120" text:continue-list="list1759624701" text:style-name="WWNum8">
        <text:list-item>
          <text:p text:style-name="P17">Write a function <text:span text:style-name="T4">subtractCounts</text:span> that takes two mappings of character counts and returns a new mapping where counts in the second map are subtracted from the counts in the first map. For example, if your first map is 1 of ‘a’, 3 of ‘e’, 2 of ‘l’, and your second map is 1 of ‘a’, 1 of ‘l’, the result should be 3 of ‘e’, 1 of ‘l’. You can assume that the second map is a subset of the first map.</text:p>
        </text:list-item>
        <text:list-item>
          <text:p text:style-name="P17">Write a function <text:span text:style-name="T4">sentenceAnagrams</text:span> that takes a sentence and returns a list of sentences which are anagrams of the given sentence. Test your function on short sentences, no more than 10 characters. The search space gets huge very quickly as your sentence gets longer, so the program may run for a very long time. However, for short sentences such as “Linux rulez”, “I love you”, or “Mickey Mouse” the program should end fairly quickly.</text:p>
        </text:list-item>
        <text:list-item>
          <text:p text:style-name="P17">Write a <text:span text:style-name="T4">main</text:span> function that takes a short sentence as a command line parameter and prints its anagrams. The program should generate its dictionary by reading the given dictionary text file (extracted from the zip file). </text:p>
        </text:list-item>
      </text:list>
      <text:p text:style-name="P22">Name your module <text:span text:style-name="T3">Main.hs</text:span> and make sure that the following command creates an executable:</text:p>
      <text:p text:style-name="P8"><text:tab/>ghc Main.hs -o <text:span text:style-name="T5">part</text:span>3</text:p>
      <text:p text:style-name="P22">Then it should be runnable as explained above:</text:p>
      <text:p text:style-name="P8"><text:tab/>./<text:span text:style-name="T5">part</text:span>3 “i love you”</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OpenSymbol1" svg:font-family="OpenSymbol" style:font-adornments="Regular" style:font-pitch="variable" style:font-charset="x-symbol"/>
    <style:font-face style:name="Calibri" svg:font-family="Calibri" style:font-family-generic="roman" style:font-pitch="variable"/>
    <style:font-face style:name="Consolas" svg:font-family="Consolas"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Calibri1" svg:font-family="Calibri" style:font-family-generic="swiss"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2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Liberation Sans1" style:font-size-asian="12pt" style:language-asian="zh" style:country-asian="CN" style:font-name-complex="Liberation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03cm" loext:contextual-spacing="false" fo:text-align="start" style:justify-single-word="false" fo:orphans="2" fo:widows="2" fo:hyphenation-ladder-count="no-limit" style:punctuation-wrap="simple" style:writing-mode="lr-tb"/>
      <style:text-properties style:use-window-font-color="true" style:font-name="Calibri" fo:font-family="Calibri" style:font-family-generic="roman" style:font-pitch="variable" fo:font-size="10pt" fo:language="en" fo:country="US" style:letter-kerning="true" style:font-name-asian="Liberation Sans1" style:font-family-asian="'Liberation Sans'" style:font-family-generic-asian="system" style:font-pitch-asian="variable" style:font-size-asian="10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style:font-name="Calibri1" fo:font-family="Calibri" style:font-family-generic="swiss" style:font-pitch="variable" fo:font-size="18pt" fo:font-weight="bold" style:font-size-asian="18pt" style:font-weight-asian="bold" style:font-size-complex="18pt" style:font-weight-complex="bold"/>
    </style:style>
    <style:style style:name="Preformatted_20_Text" style:display-name="Preformatted Text" style:family="paragraph" style:parent-style-name="Standard" style:default-outline-level="" style:class="html">
      <style:paragraph-properties fo:margin-top="0.254cm" fo:margin-bottom="0.254cm" loext:contextual-spacing="false"/>
      <style:text-properties style:font-name="Consolas" fo:font-family="Consolas" style:font-family-generic="roman" style:font-pitch="variable" fo:font-size="9pt" style:font-name-asian="Courier New" style:font-family-asian="'Courier New'" style:font-family-generic-asian="system" style:font-pitch-asian="variable" style:font-size-asian="9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roman" style:font-pitch="variable" style:font-name-asian="Courier New" style:font-family-asian="'Courier New'" style:font-family-generic-asian="system" style:font-pitch-asian="variable" style:font-name-complex="Liberation Mono1" style:font-family-complex="'Liberation Mono'"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2.752cm" fo:text-indent="-0.635cm" fo:margin-left="2.752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3.387cm" fo:text-indent="-0.635cm" fo:margin-left="3.387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4.022cm" fo:text-indent="-0.635cm" fo:margin-left="4.022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4.657cm" fo:text-indent="-0.635cm" fo:margin-left="4.657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5.292cm" fo:text-indent="-0.635cm" fo:margin-left="5.292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5.927cm" fo:text-indent="-0.635cm" fo:margin-left="5.927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6.562cm" fo:text-indent="-0.635cm" fo:margin-left="6.562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7.197cm" fo:text-indent="-0.635cm" fo:margin-left="7.197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7.832cm" fo:text-indent="-0.635cm" fo:margin-left="7.83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2-16T19:01:51</meta:creation-date>
    <dc:language>en-US</dc:language>
    <dc:creator>H. Turgut Uyar</dc:creator>
    <dc:date>2020-06-09T19:31:40.397243770</dc:date>
    <meta:editing-cycles>33</meta:editing-cycles>
    <meta:editing-duration>PT32M34S</meta:editing-duration>
    <meta:generator>LibreOffice/6.4.3.2$Linux_X86_64 LibreOffice_project/40$Build-2</meta:generator>
    <meta:document-statistic meta:table-count="0" meta:image-count="0" meta:object-count="0" meta:page-count="7" meta:paragraph-count="90" meta:word-count="2730" meta:character-count="14707" meta:non-whitespace-character-count="12030"/>
  </office:meta>
</office:document-meta>
</file>